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text:list-style style:name="List_20_2">
      <text:list-level-style-bullet text:bullet-char="–" text:level="1">
        <style:list-level-properties text:list-level-position-and-space-mode="label-alignment" text:min-label-width="3mm">
          <style:list-level-label-alignment fo:margin-left="3.0mm" text:label-followed-by="listtab"/>
        </style:list-level-properties>
      </text:list-level-style-bullet>
      <text:list-level-style-bullet text:bullet-char="–" text:level="2">
        <style:list-level-properties text:list-level-position-and-space-mode="label-alignment" text:min-label-width="3mm" text:space-before="3mm">
          <style:list-level-label-alignment fo:margin-left="6.0mm" text:label-followed-by="listtab"/>
        </style:list-level-properties>
      </text:list-level-style-bullet>
      <text:list-level-style-bullet text:bullet-char="–" text:level="3">
        <style:list-level-properties text:list-level-position-and-space-mode="label-alignment" text:min-label-width="3mm" text:space-before="6mm">
          <style:list-level-label-alignment fo:margin-left="9.0mm" text:label-followed-by="listtab"/>
        </style:list-level-properties>
      </text:list-level-style-bullet>
      <text:list-level-style-bullet text:bullet-char="–" text:level="4">
        <style:list-level-properties text:list-level-position-and-space-mode="label-alignment" text:min-label-width="3mm" text:space-before="8mm">
          <style:list-level-label-alignment fo:margin-left="11.99mm" text:label-followed-by="listtab"/>
        </style:list-level-properties>
      </text:list-level-style-bullet>
      <text:list-level-style-bullet text:bullet-char="–" text:level="5">
        <style:list-level-properties text:list-level-position-and-space-mode="label-alignment" text:min-label-width="3mm" text:space-before="11mm">
          <style:list-level-label-alignment fo:margin-left="14.99mm" text:label-followed-by="listtab"/>
        </style:list-level-properties>
      </text:list-level-style-bullet>
      <text:list-level-style-bullet text:bullet-char="–" text:level="6">
        <style:list-level-properties text:list-level-position-and-space-mode="label-alignment" text:min-label-width="3mm" text:space-before="14mm">
          <style:list-level-label-alignment fo:margin-left="17.99mm" text:label-followed-by="listtab"/>
        </style:list-level-properties>
      </text:list-level-style-bullet>
      <text:list-level-style-bullet text:bullet-char="–" text:level="7">
        <style:list-level-properties text:list-level-position-and-space-mode="label-alignment" text:min-label-width="3mm" text:space-before="18mm">
          <style:list-level-label-alignment fo:margin-left="21.01mm" text:label-followed-by="listtab"/>
        </style:list-level-properties>
      </text:list-level-style-bullet>
      <text:list-level-style-bullet text:bullet-char="–" text:level="8">
        <style:list-level-properties text:list-level-position-and-space-mode="label-alignment" text:min-label-width="3mm" text:space-before="21mm">
          <style:list-level-label-alignment fo:margin-left="24.01mm" text:label-followed-by="listtab"/>
        </style:list-level-properties>
      </text:list-level-style-bullet>
      <text:list-level-style-bullet text:bullet-char="–" text:level="9">
        <style:list-level-properties text:list-level-position-and-space-mode="label-alignment" text:min-label-width="3mm" text:space-before="24mm">
          <style:list-level-label-alignment fo:margin-left="27.01mm" text:label-followed-by="listtab"/>
        </style:list-level-properties>
      </text:list-level-style-bullet>
    </text:list-style>
    <text:list-style style:name="Numbering_20_4">
      <text:list-level-style-number style:num-format="I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I" style:num-suffix="." text:display-levels="1" text:level="2" text:start-value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I" style:num-suffix="." text:display-levels="1" text:level="3" text:start-value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I" style:num-suffix="." text:display-levels="1" text:level="4" text:start-value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I" style:num-suffix="." text:display-levels="1" text:level="5" text:start-value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I" style:num-suffix="." text:display-levels="1" text:level="6" text:start-value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I" style:num-suffix="." text:display-levels="1" text:level="7" text:start-value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I" style:num-suffix="." text:display-levels="1" text:level="8" text:start-value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I" style:num-suffix="." text:display-levels="1" text:level="9" text:start-value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  <text:list-style style:name="List_20_3">
      <text:list-level-style-bullet text:bullet-char="☑" text:level="1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2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3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4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5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6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7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8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9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</text:list-style>
    <text:list-style style:name="Numbering_20_3">
      <text:list-level-style-number style:num-format="1" text:display-levels="1" text:level="1">
        <style:list-level-properties text:list-level-position-and-space-mode="label-alignment" text:min-label-width="30mm">
          <style:list-level-label-alignment fo:margin-left="30.0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30mm" text:space-before="30mm">
          <style:list-level-label-alignment fo:margin-left="60.01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30mm" text:space-before="60mm">
          <style:list-level-label-alignment fo:margin-left="90.01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30mm" text:space-before="90mm">
          <style:list-level-label-alignment fo:margin-left="120.02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30mm" text:space-before="120mm">
          <style:list-level-label-alignment fo:margin-left="150.02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30mm" text:space-before="150mm">
          <style:list-level-label-alignment fo:margin-left="180.02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30mm" text:space-before="180mm">
          <style:list-level-label-alignment fo:margin-left="210.03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30mm" text:space-before="210mm">
          <style:list-level-label-alignment fo:margin-left="240.03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30mm" text:space-before="240mm">
          <style:list-level-label-alignment fo:margin-left="270.03mm" text:label-followed-by="listtab"/>
        </style:list-level-properties>
      </text:list-level-style-number>
    </text:list-style>
    <text:list-style style:name="List_20_1">
      <text:list-level-style-bullet text:bullet-char="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5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number>
      <text:list-level-style-number style:num-format="1" style:num-suffix="." text:display-levels="2" text:level="2" text:start-value="2">
        <style:list-level-properties text:list-level-position-and-space-mode="label-alignment" text:min-label-width="6mm" text:space-before="4mm">
          <style:list-level-label-alignment fo:margin-left="11.01mm" text:label-followed-by="listtab"/>
        </style:list-level-properties>
      </text:list-level-style-number>
      <text:list-level-style-number style:num-format="a" style:num-suffix=")" text:display-levels="1" text:level="3" text:start-value="3">
        <style:list-level-properties text:list-level-position-and-space-mode="label-alignment" text:min-label-width="4mm" text:space-before="11mm">
          <style:list-level-label-alignment fo:margin-left="15.5mm" text:label-followed-by="listtab"/>
        </style:list-level-properties>
      </text:list-level-style-number>
      <text:list-level-style-bullet text:bullet-char="•" text:level="4">
        <style:list-level-properties text:list-level-position-and-space-mode="label-alignment" text:min-label-width="3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3mm" text:space-before="20mm">
          <style:list-level-label-alignment fo:margin-left="23.95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3mm" text:space-before="23mm">
          <style:list-level-label-alignment fo:margin-left="27.9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3mm" text:space-before="27mm">
          <style:list-level-label-alignment fo:margin-left="31.86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3mm" text:space-before="31mm">
          <style:list-level-label-alignment fo:margin-left="35.81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3mm" text:space-before="35mm">
          <style:list-level-label-alignment fo:margin-left="39.76mm" text:label-followed-by="listtab"/>
        </style:list-level-properties>
      </text:list-level-style-bullet>
    </text:list-style>
    <text:list-style style:name="List_20_4">
      <text:list-level-style-bullet text:bullet-char="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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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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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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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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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List_20_5">
      <text:list-level-style-bullet text:bullet-char="✗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✗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✗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✗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✗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✗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✗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✗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✗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2">
      <text:list-level-style-number style:num-format="1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4mm" text:space-before="4mm">
          <style:list-level-label-alignment fo:margin-left="9.98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10mm" text:space-before="9mm">
          <style:list-level-label-alignment fo:margin-left="19.98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12mm" text:space-before="19mm">
          <style:list-level-label-alignment fo:margin-left="32.49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14mm" text:space-before="32mm">
          <style:list-level-label-alignment fo:margin-left="47.48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18mm" text:space-before="47mm">
          <style:list-level-label-alignment fo:margin-left="65.49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23mm" text:space-before="65mm">
          <style:list-level-label-alignment fo:margin-left="88.49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26mm" text:space-before="88mm">
          <style:list-level-label-alignment fo:margin-left="114.49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28mm" text:space-before="114mm">
          <style:list-level-label-alignment fo:margin-left="142.5mm" text:label-followed-by="listtab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</office:automatic-style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Lucida Sans Unicode" style:font-name-complex="Tahoma" style:font-size-asian="14.0pt"/>
    </style:style>
    <style:style style:display-name="User Index Heading" style:family="paragraph" style:name="User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Contents" style:family="paragraph" style:name="List_20_Contents" style:parent-style-name="Standard">
      <style:paragraph-properties fo:margin-left="10.0mm" fo:margin-right="0.0mm" fo:text-indent="0.0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</style:style>
    <style:style style:display-name="Table Contents" style:family="paragraph" style:name="Table_20_Contents" style:parent-style-name="Standard"/>
    <style:style style:display-name="Hanging indent" style:family="paragraph" style:name="Hanging_20_indent" style:parent-style-name="Text_20_body">
      <style:paragraph-properties fo:margin-left="10.0mm" fo:margin-right="0.0mm" fo:text-indent="-4.99mm">
        <style:tab-stops>
          <style:tab-stop style:position="1.0cm"/>
        </style:tab-stops>
      </style:paragraph-properties>
    </style:style>
    <style:style style:family="paragraph" style:name="List" style:parent-style-name="Text_20_body"/>
    <style:style style:display-name="List 5" style:family="paragraph" style:name="List_20_5" style:parent-style-name="List">
      <style:paragraph-properties fo:margin-bottom="2.12mm" fo:margin-left="31.75mm" fo:margin-right="0.0mm" fo:margin-top="0.0mm" fo:text-indent="-6.35mm"/>
    </style:style>
    <style:style style:display-name="List 4" style:family="paragraph" style:name="List_20_4" style:parent-style-name="List">
      <style:paragraph-properties fo:margin-bottom="2.12mm" fo:margin-left="25.4mm" fo:margin-right="0.0mm" fo:margin-top="0.0mm" fo:text-indent="-6.35mm"/>
    </style:style>
    <style:style style:display-name="Numbering 3 Start" style:family="paragraph" style:name="Numbering_20_3_20_Start" style:parent-style-name="List">
      <style:paragraph-properties fo:margin-bottom="2.12mm" fo:margin-left="19.05mm" fo:margin-right="0.0mm" fo:margin-top="4.23mm" fo:text-indent="-6.35mm"/>
    </style:style>
    <style:style style:display-name="List 1" style:family="paragraph" style:name="List_20_1" style:parent-style-name="List">
      <style:paragraph-properties fo:margin-bottom="2.12mm" fo:margin-left="6.35mm" fo:margin-right="0.0mm" fo:margin-top="0.0mm" fo:text-indent="-6.35mm"/>
    </style:style>
    <style:style style:display-name="List 3" style:family="paragraph" style:name="List_20_3" style:parent-style-name="List">
      <style:paragraph-properties fo:margin-bottom="2.12mm" fo:margin-left="19.05mm" fo:margin-right="0.0mm" fo:margin-top="0.0mm" fo:text-indent="-6.35mm"/>
    </style:style>
    <style:style style:display-name="List 2" style:family="paragraph" style:name="List_20_2" style:parent-style-name="List">
      <style:paragraph-properties fo:margin-bottom="2.12mm" fo:margin-left="12.7mm" fo:margin-right="0.0mm" fo:margin-top="0.0mm" fo:text-indent="-6.35mm"/>
    </style:style>
    <style:style style:display-name="List 5 Start" style:family="paragraph" style:name="List_20_5_20_Start" style:parent-style-name="List">
      <style:paragraph-properties fo:margin-bottom="2.12mm" fo:margin-left="31.75mm" fo:margin-right="0.0mm" fo:margin-top="4.23mm" fo:text-indent="-6.35mm"/>
    </style:style>
    <style:style style:display-name="List 4 Cont." style:family="paragraph" style:name="List_20_4_20_Cont." style:parent-style-name="List">
      <style:paragraph-properties fo:margin-bottom="2.12mm" fo:margin-left="25.4mm" fo:margin-right="0.0mm" fo:margin-top="0.0mm" fo:text-indent="0.0mm"/>
    </style:style>
    <style:style style:display-name="Numbering 2 Cont." style:family="paragraph" style:name="Numbering_20_2_20_Cont." style:parent-style-name="List">
      <style:paragraph-properties fo:margin-bottom="2.12mm" fo:margin-left="12.7mm" fo:margin-right="0.0mm" fo:margin-top="0.0mm" fo:text-indent="0.0mm"/>
    </style:style>
    <style:style style:family="paragraph" style:name="Quotations" style:parent-style-name="Standard">
      <style:paragraph-properties fo:margin-bottom="4.99mm" fo:margin-left="10.0mm" fo:margin-right="10.0mm" fo:margin-top="0.0mm" fo:text-indent="0.0mm"/>
    </style:style>
    <style:style style:display-name="Illustration Index Heading" style:family="paragraph" style:name="Illustration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Numbering 5 End" style:family="paragraph" style:name="Numbering_20_5_20_End" style:parent-style-name="List">
      <style:paragraph-properties fo:margin-bottom="4.23mm" fo:margin-left="31.75mm" fo:margin-right="0.0mm" fo:margin-top="0.0mm" fo:text-indent="-6.35mm"/>
    </style:style>
    <style:style style:display-name="Numbering 2 End" style:family="paragraph" style:name="Numbering_20_2_20_End" style:parent-style-name="List">
      <style:paragraph-properties fo:margin-bottom="4.23mm" fo:margin-left="12.7mm" fo:margin-right="0.0mm" fo:margin-top="0.0mm" fo:text-indent="-6.35mm"/>
    </style:style>
    <style:style style:display-name="Numbering 4 End" style:family="paragraph" style:name="Numbering_20_4_20_End" style:parent-style-name="List">
      <style:paragraph-properties fo:margin-bottom="4.23mm" fo:margin-left="25.4mm" fo:margin-right="0.0mm" fo:margin-top="0.0mm" fo:text-indent="-6.35mm"/>
    </style:style>
    <style:style style:display-name="Numbering 1 Cont." style:family="paragraph" style:name="Numbering_20_1_20_Cont." style:parent-style-name="List">
      <style:paragraph-properties fo:margin-bottom="2.12mm" fo:margin-left="6.35mm" fo:margin-right="0.0mm" fo:margin-top="0.0mm" fo:text-indent="0.0mm"/>
    </style:style>
    <style:style style:family="paragraph" style:name="Sender" style:parent-style-name="Standard">
      <style:paragraph-properties fo:margin-bottom="1.06mm" fo:margin-top="0.0mm"/>
    </style:style>
    <style:style style:family="paragraph" style:name="Subtitle" style:next-style-name="Text_20_body" style:parent-style-name="Heading">
      <style:paragraph-properties fo:text-align="center"/>
      <style:text-properties fo:font-size="14.0pt" fo:font-style="italic" style:font-size-asian="14.0pt" style:font-style-asian="italic" style:font-style-complex="italic"/>
    </style:style>
    <style:style style:family="paragraph" style:name="Head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Contents Heading" style:family="paragraph" style:name="Contents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family="paragraph" style:name="Index" style:parent-style-name="Standard"/>
    <style:style style:display-name="Index Separator" style:family="paragraph" style:name="Index_20_Separator" style:parent-style-name="Index">
      <style:paragraph-properties fo:margin-left="0.0mm" fo:margin-right="0.0mm" fo:text-indent="0.0mm"/>
    </style:style>
    <style:style style:display-name="Index Heading" style:family="paragraph" style:name="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Table index 1" style:family="paragraph" style:name="Table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5 Cont." style:family="paragraph" style:name="List_20_5_20_Cont." style:parent-style-name="List">
      <style:paragraph-properties fo:margin-bottom="2.12mm" fo:margin-left="31.75mm" fo:margin-right="0.0mm" fo:margin-top="0.0mm" fo:text-indent="0.0mm"/>
    </style:style>
    <style:style style:family="paragraph" style:name="Salutation" style:parent-style-name="Standard"/>
    <style:style style:display-name="Numbering 5 Start" style:family="paragraph" style:name="Numbering_20_5_20_Start" style:parent-style-name="List">
      <style:paragraph-properties fo:margin-bottom="2.12mm" fo:margin-left="31.75mm" fo:margin-right="0.0mm" fo:margin-top="4.23mm" fo:text-indent="-6.35mm"/>
    </style:style>
    <style:style style:display-name="List 1 Start" style:family="paragraph" style:name="List_20_1_20_Start" style:parent-style-name="List">
      <style:paragraph-properties fo:margin-bottom="2.12mm" fo:margin-left="6.35mm" fo:margin-right="0.0mm" fo:margin-top="4.23mm" fo:text-indent="-6.35mm"/>
    </style:style>
    <style:style style:display-name="List 1 End" style:family="paragraph" style:name="List_20_1_20_End" style:parent-style-name="List">
      <style:paragraph-properties fo:margin-bottom="4.23mm" fo:margin-left="6.35mm" fo:margin-right="0.0mm" fo:margin-top="0.0mm" fo:text-indent="-6.35mm"/>
    </style:style>
    <style:style style:display-name="Preformatted Text" style:family="paragraph" style:name="Preformatted_20_Text" style:parent-style-name="Standard">
      <style:paragraph-properties fo:margin-bottom="0.0mm" fo:margin-top="0.0mm"/>
      <style:text-properties fo:font-size="10.0pt" style:font-name="Courier New" style:font-name-asian="Courier New" style:font-name-complex="Courier New" style:font-size-asian="10.0pt"/>
    </style:style>
    <style:style style:display-name="Text body indent" style:family="paragraph" style:name="Text_20_body_20_indent" style:parent-style-name="Text_20_body">
      <style:paragraph-properties fo:margin-left="4.99mm" fo:margin-right="0.0mm" fo:text-indent="0.0mm"/>
    </style:style>
    <style:style style:display-name="Footer right" style:family="paragraph" style:name="Foot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List 2 End" style:family="paragraph" style:name="List_20_2_20_End" style:parent-style-name="List">
      <style:paragraph-properties fo:margin-bottom="4.23mm" fo:margin-left="12.7mm" fo:margin-right="0.0mm" fo:margin-top="0.0mm" fo:text-indent="-6.35mm"/>
    </style:style>
    <style:style style:display-name="List 5 End" style:family="paragraph" style:name="List_20_5_20_End" style:parent-style-name="List">
      <style:paragraph-properties fo:margin-bottom="4.23mm" fo:margin-left="31.75mm" fo:margin-right="0.0mm" fo:margin-top="0.0mm" fo:text-indent="-6.35mm"/>
    </style:style>
    <style:style style:display-name="Numbering 1" style:family="paragraph" style:name="Numbering_20_1" style:parent-style-name="List">
      <style:paragraph-properties fo:margin-bottom="2.12mm" fo:margin-left="6.35mm" fo:margin-right="0.0mm" fo:margin-top="0.0mm" fo:text-indent="-6.35mm"/>
    </style:style>
    <style:style style:display-name="User Index 5" style:family="paragraph" style:name="User_20_Index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2" style:family="paragraph" style:name="Numbering_20_2" style:parent-style-name="List">
      <style:paragraph-properties fo:margin-bottom="2.12mm" fo:margin-left="12.7mm" fo:margin-right="0.0mm" fo:margin-top="0.0mm" fo:text-indent="-6.35mm"/>
    </style:style>
    <style:style style:display-name="User Index 6" style:family="paragraph" style:name="User_20_Index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3" style:family="paragraph" style:name="User_20_Index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Header right" style:family="paragraph" style:name="Head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Numbering 3 End" style:family="paragraph" style:name="Numbering_20_3_20_End" style:parent-style-name="List">
      <style:paragraph-properties fo:margin-bottom="4.23mm" fo:margin-left="19.05mm" fo:margin-right="0.0mm" fo:margin-top="0.0mm" fo:text-indent="-6.35mm"/>
    </style:style>
    <style:style style:family="paragraph" style:name="Caption" style:parent-style-name="Standard">
      <style:paragraph-properties fo:margin-bottom="2.12mm" fo:margin-top="2.12mm"/>
      <style:text-properties fo:font-size="10.0pt" fo:font-style="italic" style:font-size-asian="10.0pt" style:font-style-asian="italic" style:font-style-complex="italic"/>
    </style:style>
    <style:style style:family="paragraph" style:name="Table" style:parent-style-name="Caption"/>
    <style:style style:display-name="User Index 4" style:family="paragraph" style:name="User_20_Index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1" style:family="paragraph" style:name="User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2" style:family="paragraph" style:name="User_20_Index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First line indent" style:family="paragraph" style:name="First_20_line_20_indent" style:parent-style-name="Text_20_body">
      <style:paragraph-properties fo:margin-left="0.0mm" fo:margin-right="0.0mm" fo:text-indent="4.99mm"/>
    </style:style>
    <style:style style:display-name="List 3 Cont." style:family="paragraph" style:name="List_20_3_20_Cont." style:parent-style-name="List">
      <style:paragraph-properties fo:margin-bottom="2.12mm" fo:margin-left="19.05mm" fo:margin-right="0.0mm" fo:margin-top="0.0mm" fo:text-indent="0.0mm"/>
    </style:style>
    <style:style style:family="paragraph" style:name="Text" style:parent-style-name="Caption"/>
    <style:style style:display-name="Numbering 5" style:family="paragraph" style:name="Numbering_20_5" style:parent-style-name="List">
      <style:paragraph-properties fo:margin-bottom="2.12mm" fo:margin-left="31.75mm" fo:margin-right="0.0mm" fo:margin-top="0.0mm" fo:text-indent="-6.35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display-name="Numbering 3" style:family="paragraph" style:name="Numbering_20_3" style:parent-style-name="List">
      <style:paragraph-properties fo:margin-bottom="2.12mm" fo:margin-left="19.05mm" fo:margin-right="0.0mm" fo:margin-top="0.0mm" fo:text-indent="-6.35mm"/>
    </style:style>
    <style:style style:display-name="Numbering 4" style:family="paragraph" style:name="Numbering_20_4" style:parent-style-name="List">
      <style:paragraph-properties fo:margin-bottom="2.12mm" fo:margin-left="25.4mm" fo:margin-right="0.0mm" fo:margin-top="0.0mm" fo:text-indent="-6.35mm"/>
    </style:style>
    <style:style style:family="paragraph" style:name="Foot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Bibliography 1" style:family="paragraph" style:name="Bibliography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3 Start" style:family="paragraph" style:name="List_20_3_20_Start" style:parent-style-name="List">
      <style:paragraph-properties fo:margin-bottom="2.12mm" fo:margin-left="19.05mm" fo:margin-right="0.0mm" fo:margin-top="4.23mm" fo:text-indent="-6.35mm"/>
    </style:style>
    <style:style style:display-name="User Index 9" style:family="paragraph" style:name="User_20_Index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Numbering 3 Cont." style:family="paragraph" style:name="Numbering_20_3_20_Cont." style:parent-style-name="List">
      <style:paragraph-properties fo:margin-bottom="2.12mm" fo:margin-left="19.05mm" fo:margin-right="0.0mm" fo:margin-top="0.0mm" fo:text-indent="0.0mm"/>
    </style:style>
    <style:style style:display-name="User Index 7" style:family="paragraph" style:name="User_20_Index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8" style:family="paragraph" style:name="User_20_Index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family="paragraph" style:name="Illustration" style:parent-style-name="Caption"/>
    <style:style style:display-name="Footer left" style:family="paragraph" style:name="Foot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List 2 Start" style:family="paragraph" style:name="List_20_2_20_Start" style:parent-style-name="List">
      <style:paragraph-properties fo:margin-bottom="2.12mm" fo:margin-left="12.7mm" fo:margin-right="0.0mm" fo:margin-top="4.23mm" fo:text-indent="-6.35mm"/>
    </style:style>
    <style:style style:display-name="Numbering 5 Cont." style:family="paragraph" style:name="Numbering_20_5_20_Cont." style:parent-style-name="List">
      <style:paragraph-properties fo:margin-bottom="2.12mm" fo:margin-left="31.75mm" fo:margin-right="0.0mm" fo:margin-top="0.0mm" fo:text-indent="0.0mm"/>
    </style:style>
    <style:style style:default-outline-level="10" style:display-name="Heading 10" style:family="paragraph" style:name="Heading_20_10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1 Cont." style:family="paragraph" style:name="List_20_1_20_Cont." style:parent-style-name="List">
      <style:paragraph-properties fo:margin-bottom="2.12mm" fo:margin-left="6.35mm" fo:margin-right="0.0mm" fo:margin-top="0.0mm" fo:text-indent="0.0mm"/>
    </style:style>
    <style:style style:display-name="Frame contents" style:family="paragraph" style:name="Frame_20_contents" style:parent-style-name="Text_20_body"/>
    <style:style style:display-name="Object index 1" style:family="paragraph" style:name="Object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Illustration Index 1" style:family="paragraph" style:name="Illustration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efault-outline-level="8" style:display-name="Heading 8" style:family="paragraph" style:name="Heading_20_8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9" style:display-name="Heading 9" style:family="paragraph" style:name="Heading_20_9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6" style:display-name="Heading 6" style:family="paragraph" style:name="Heading_20_6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7" style:display-name="Heading 7" style:family="paragraph" style:name="Heading_20_7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4" style:display-name="Heading 4" style:family="paragraph" style:name="Heading_20_4" style:next-style-name="Text_20_body" style:parent-style-name="Heading">
      <style:paragraph-properties/>
      <style:text-properties fo:font-style="italic" fo:font-weight="bold" style:font-style-asian="italic" style:font-style-complex="italic" style:font-weight-asian="bold" style:font-weight-complex="bold"/>
    </style:style>
    <style:style style:default-outline-level="5" style:display-name="Heading 5" style:family="paragraph" style:name="Heading_20_5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3" style:display-name="Heading 3" style:family="paragraph" style:name="Heading_20_3" style:next-style-name="Text_20_body" style:parent-style-name="Heading">
      <style:paragraph-properties/>
      <style:text-properties fo:font-size="14.0pt" fo:font-weight="bold" style:font-size-asian="14.0pt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Heading" style:family="paragraph" style:name="List_20_Heading" style:next-style-name="List_20_Contents" style:parent-style-name="Standard">
      <style:paragraph-properties fo:margin-left="0.0mm" fo:margin-right="0.0mm" fo:text-indent="0.0mm"/>
    </style:style>
    <style:style style:display-name="Object index heading" style:family="paragraph" style:name="Object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Indent" style:family="paragraph" style:name="List_20_Indent" style:parent-style-name="Text_20_body">
      <style:paragraph-properties fo:margin-left="50.01mm" fo:margin-right="0.0mm" fo:text-indent="-45.0mm">
        <style:tab-stops>
          <style:tab-stop style:position="5.001cm"/>
        </style:tab-stops>
      </style:paragraph-properties>
    </style:style>
    <style:style style:display-name="Numbering 1 Start" style:family="paragraph" style:name="Numbering_20_1_20_Start" style:parent-style-name="List">
      <style:paragraph-properties fo:margin-bottom="2.12mm" fo:margin-left="6.35mm" fo:margin-right="0.0mm" fo:margin-top="4.23mm" fo:text-indent="-6.35mm"/>
    </style:style>
    <style:style style:family="paragraph" style:name="Drawing" style:parent-style-name="Caption"/>
    <style:style style:display-name="Bibliography Heading" style:family="paragraph" style:name="Bibliography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User Index 10" style:family="paragraph" style:name="User_20_Index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List 2 Cont." style:family="paragraph" style:name="List_20_2_20_Cont." style:parent-style-name="List">
      <style:paragraph-properties fo:margin-bottom="2.12mm" fo:margin-left="12.7mm" fo:margin-right="0.0mm" fo:margin-top="0.0mm" fo:text-indent="0.0mm"/>
    </style:style>
    <style:style style:display-name="Numbering 2 Start" style:family="paragraph" style:name="Numbering_20_2_20_Start" style:parent-style-name="List">
      <style:paragraph-properties fo:margin-bottom="2.12mm" fo:margin-left="12.7mm" fo:margin-right="0.0mm" fo:margin-top="4.23mm" fo:text-indent="-6.35mm"/>
    </style:style>
    <style:style style:display-name="Contents 1" style:family="paragraph" style:name="Contents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Contents 2" style:family="paragraph" style:name="Contents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List 4 Start" style:family="paragraph" style:name="List_20_4_20_Start" style:parent-style-name="List">
      <style:paragraph-properties fo:margin-bottom="2.12mm" fo:margin-left="25.4mm" fo:margin-right="0.0mm" fo:margin-top="4.23mm" fo:text-indent="-6.35mm"/>
    </style:style>
    <style:style style:display-name="Contents 3" style:family="paragraph" style:name="Contents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Contents 4" style:family="paragraph" style:name="Contents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Contents 5" style:family="paragraph" style:name="Contents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Contents 6" style:family="paragraph" style:name="Contents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Contents 7" style:family="paragraph" style:name="Contents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List 3 End" style:family="paragraph" style:name="List_20_3_20_End" style:parent-style-name="List">
      <style:paragraph-properties fo:margin-bottom="4.23mm" fo:margin-left="19.05mm" fo:margin-right="0.0mm" fo:margin-top="0.0mm" fo:text-indent="-6.35mm"/>
    </style:style>
    <style:style style:display-name="List 4 End" style:family="paragraph" style:name="List_20_4_20_End" style:parent-style-name="List">
      <style:paragraph-properties fo:margin-bottom="4.23mm" fo:margin-left="25.4mm" fo:margin-right="0.0mm" fo:margin-top="0.0mm" fo:text-indent="-6.35mm"/>
    </style:style>
    <style:style style:display-name="Contents 8" style:family="paragraph" style:name="Contents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display-name="Contents 9" style:family="paragraph" style:name="Contents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Header left" style:family="paragraph" style:name="Head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Horizontal Line" style:family="paragraph" style:name="Horizontal_20_Line" style:next-style-name="Text_20_body" style:parent-style-name="Standard">
      <style:paragraph-properties fo:border-bottom="0.39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display-name="Numbering 1 End" style:family="paragraph" style:name="Numbering_20_1_20_End" style:parent-style-name="List">
      <style:paragraph-properties fo:margin-bottom="4.23mm" fo:margin-left="6.35mm" fo:margin-right="0.0mm" fo:margin-top="0.0mm" fo:text-indent="-6.35mm"/>
    </style:style>
    <style:style style:display-name="Index 3" style:family="paragraph" style:name="Index_20_3" style:parent-style-name="Index">
      <style:paragraph-properties fo:margin-left="9.98mm" fo:margin-right="0.0mm" fo:text-indent="0.0mm"/>
    </style:style>
    <style:style style:display-name="Index 2" style:family="paragraph" style:name="Index_20_2" style:parent-style-name="Index">
      <style:paragraph-properties fo:margin-left="4.99mm" fo:margin-right="0.0mm" fo:text-indent="0.0mm"/>
    </style:style>
    <style:style style:family="paragraph" style:name="Addressee" style:parent-style-name="Standard">
      <style:paragraph-properties fo:margin-bottom="1.06mm" fo:margin-top="0.0mm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Index 1" style:family="paragraph" style:name="Index_20_1" style:parent-style-name="Index">
      <style:paragraph-properties fo:margin-left="0.0mm" fo:margin-right="0.0mm" fo:text-indent="0.0mm"/>
    </style:style>
    <style:style style:display-name="Contents 10" style:family="paragraph" style:name="Contents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4 Cont." style:family="paragraph" style:name="Numbering_20_4_20_Cont." style:parent-style-name="List">
      <style:paragraph-properties fo:margin-bottom="2.12mm" fo:margin-left="25.4mm" fo:margin-right="0.0mm" fo:margin-top="0.0mm" fo:text-indent="0.0mm"/>
    </style:style>
    <style:style style:family="paragraph" style:name="Title" style:next-style-name="Subtitle" style:parent-style-name="Heading">
      <style:paragraph-properties fo:text-align="center"/>
      <style:text-properties fo:font-size="18.0pt" fo:font-weight="bold" style:font-size-asian="18.0pt" style:font-weight-asian="bold" style:font-weight-complex="bold"/>
    </style:style>
    <style:style style:display-name="Numbering 4 Start" style:family="paragraph" style:name="Numbering_20_4_20_Start" style:parent-style-name="List">
      <style:paragraph-properties fo:margin-bottom="2.12mm" fo:margin-left="25.4mm" fo:margin-right="0.0mm" fo:margin-top="4.23mm" fo:text-indent="-6.35mm"/>
    </style:style>
    <style:style style:family="paragraph" style:name="Signature" style:parent-style-name="Standard"/>
    <style:style style:display-name="Table index heading" style:family="paragraph" style:name="Table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Endnote Symbol" style:family="text" style:name="Endnote_20_Symbol" style:parent-style-name="default_character_style"/>
    <style:style style:display-name="User Entry" style:family="text" style:name="User_20_Entry" style:parent-style-name="default_character_style">
      <style:text-properties style:font-name="Courier New" style:font-name-asian="Courier New" style:font-name-complex="Courier New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family="text" style:name="Placeholder" style:parent-style-name="default_character_style">
      <style:text-properties fo:color="#008080" style:text-underline-style="solid"/>
    </style:style>
    <style:style style:family="text" style:name="Variable" style:parent-style-name="default_character_style">
      <style:text-properties fo:font-style="italic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Index Link" style:family="text" style:name="Index_20_Link" style:parent-style-name="default_character_style"/>
    <style:style style:display-name="Footnote Symbol" style:family="text" style:name="Footnote_20_Symbol" style:parent-style-name="default_character_style"/>
    <style:style style:family="text" style:name="Teletype" style:parent-style-name="default_character_style">
      <style:text-properties style:font-name="Courier New" style:font-name-asian="Courier New" style:font-name-complex="Courier New"/>
    </style:style>
    <style:style style:display-name="Endnote anchor" style:family="text" style:name="Endnote_20_anchor" style:parent-style-name="default_character_style">
      <style:text-properties style:text-position="super"/>
    </style:style>
    <style:style style:display-name="Caption characters" style:family="text" style:name="Caption_20_characters" style:parent-style-name="default_character_style"/>
    <style:style style:display-name="Source Text" style:family="text" style:name="Source_20_Text" style:parent-style-name="default_character_style">
      <style:text-properties style:font-name="Courier New" style:font-name-asian="Courier New" style:font-name-complex="Courier New"/>
    </style:style>
    <style:style style:family="text" style:name="Rubies" style:parent-style-name="default_character_style">
      <style:text-properties fo:font-size="6.0pt" style:font-size-asian="6.0pt" style:text-underline-style="none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display-name="Line numbering" style:family="text" style:name="Line_20_numbering" style:parent-style-name="default_character_style"/>
    <style:style style:family="text" style:name="Example" style:parent-style-name="default_character_style">
      <style:text-properties style:font-name="Courier New" style:font-name-asian="Courier New" style:font-name-complex="Courier New"/>
    </style:style>
    <style:style style:display-name="Page Number" style:family="text" style:name="Page_20_Number" style:parent-style-name="default_character_style"/>
    <style:style style:display-name="Numbering Symbols" style:family="text" style:name="Numbering_20_Symbols" style:parent-style-name="default_character_style"/>
    <style:style style:family="text" style:name="Citation" style:parent-style-name="default_character_style">
      <style:text-properties fo:font-style="italic" style:font-style-asian="italic" style:font-style-complex="italic"/>
    </style:style>
    <style:style style:display-name="Vertical Numbering Symbols" style:family="text" style:name="Vertical_20_Numbering_20_Symbols" style:parent-style-name="default_character_style"/>
    <style:style style:family="text" style:name="Emphasis" style:parent-style-name="default_character_style">
      <style:text-properties fo:font-style="italic" style:font-style-asian="italic" style:font-style-complex="italic"/>
    </style:style>
    <style:style style:family="text" style:name="Definition" style:parent-style-name="default_character_style"/>
    <style:style style:display-name="Drop Caps" style:family="text" style:name="Drop_20_Caps" style:parent-style-name="default_character_style"/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style style:display-name="Main index entry" style:family="text" style:name="Main_20_index_20_entry" style:parent-style-name="default_character_style">
      <style:text-properties fo:font-weight="bold" style:font-weight-asian="bold" style:font-weight-complex="bold"/>
    </style:style>
    <style:style style:display-name="Internet link" style:family="text" style:name="Internet_20_link" style:parent-style-name="default_character_style">
      <style:text-properties fo:color="#000080" style:text-underline-style="solid"/>
    </style:style>
    <style:default-style style:family="graphic">
      <style:text-properties fo:color="#000000" fo:country="US" fo:font-size="12.0pt" fo:language="en" style:font-size-asian="12.0pt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22-03-03T17:07:59</dc:date>
    <meta:editing-cycles>2</meta:editing-cycles>
    <meta:editing-duration>PT0.029S</meta:editing-duration>
  </office:meta>
</office:document-meta>
</file>